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Campaña</text:p>
          </table:table-cell>
          <table:table-cell table:style-name="Default" office:value-type="string">
            <text:p>Fecha</text:p>
          </table:table-cell>
          <table:table-cell office:value-type="string">
            <text:p>Pc</text:p>
          </table:table-cell>
          <table:table-cell office:value-type="string">
            <text:p>Portátil</text:p>
          </table:table-cell>
          <table:table-cell office:value-type="string">
            <text:p>Proyector</text:p>
          </table:table-cell>
          <table:table-cell office:value-type="string">
            <text:p>Impres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2-03-23">
            <text:p>23/03/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2-07-14">
            <text:p>14/07/12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2-08-26">
            <text:p>26/08/12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2-10-08">
            <text:p>08/10/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3-01-30">
            <text:p>30/01/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3-02-21">
            <text:p>21/02/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3-03-16">
            <text:p>16/03/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3-06-14">
            <text:p>14/06/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3-11-07">
            <text:p>07/11/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4-02-05">
            <text:p>05/02/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/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20T08:08:23</meta:creation-date>
    <dc:date>2014-02-20T08:29:51</dc:date>
    <dc:creator>renato </dc:creator>
    <meta:editing-duration>PT6M22S</meta:editing-duration>
    <meta:editing-cycles>4</meta:editing-cycles>
    <meta:generator>LibreOffice/3.5$Linux_x86 LibreOffice_project/350m1$Build-2</meta:generator>
    <meta:document-statistic meta:table-count="3" meta:cell-count="66" meta:object-count="0"/>
  </office:meta>
</office:document-meta>
</file>